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Roman No9 L1" svg:font-family="'Nimbus Roman No9 L', 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line-height="150%" fo:text-align="justify" style:justify-single-word="false">
        <style:tab-stops>
          <style:tab-stop style:position="1.976cm"/>
        </style:tab-stops>
      </style:paragraph-properties>
      <style:text-properties fo:font-weight="normal" style:font-weight-asian="normal" style:font-weight-complex="normal"/>
    </style:style>
    <style:style style:name="P3" style:family="paragraph" style:parent-style-name="Standard">
      <style:paragraph-properties fo:line-height="150%" fo:text-align="justify" style:justify-single-word="false">
        <style:tab-stops>
          <style:tab-stop style:position="2.004cm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line-height="150%" fo:text-align="justify" style:justify-single-word="false">
        <style:tab-stops>
          <style:tab-stop style:position="2.004cm"/>
        </style:tab-stops>
      </style:paragraph-properties>
      <style:text-properties fo:font-weight="normal" fo:background-color="transparent" style:font-weight-asian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font-weight="normal" fo:background-color="#ffff00" style:font-weight-asian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use-window-font-color="true" fo:font-weight="normal" fo:background-color="#ffff00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>
        <style:tab-stops>
          <style:tab-stop style:position="2.004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fo:color="#800000" fo:font-weight="normal" style:font-weight-asian="normal" style:font-weight-complex="normal"/>
    </style:style>
    <style:style style:name="P11" style:family="paragraph" style:parent-style-name="Standard">
      <style:paragraph-properties fo:margin-left="3.752cm" fo:margin-right="0cm" fo:line-height="150%" fo:text-align="justify" style:justify-single-word="false" fo:text-indent="0cm" style:auto-text-indent="false"/>
      <style:text-properties fo:font-size="10pt" fo:font-weight="normal" fo:background-color="#ffffcc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3.979cm" fo:margin-right="0cm" fo:line-height="150%" fo:text-align="justify" style:justify-single-word="false" fo:text-indent="0cm" style:auto-text-indent="false">
        <style:tab-stops>
          <style:tab-stop style:position="2.004cm"/>
        </style:tab-stops>
      </style:paragraph-properties>
      <style:text-properties fo:font-weight="normal" style:font-weight-asian="normal" style:font-weight-complex="normal"/>
    </style:style>
    <style:style style:name="P13" style:family="paragraph" style:parent-style-name="Text_20_body" style:list-style-name="L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76cm"/>
        </style:tab-stops>
      </style:paragraph-properties>
      <style:text-properties style:font-name="Nimbus Roman No9 L1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line-height="150%" fo:text-align="justify" style:justify-single-word="false">
        <style:tab-stops>
          <style:tab-stop style:position="2.004cm"/>
        </style:tab-stops>
      </style:paragraph-properties>
      <style:text-properties fo:font-weight="normal" style:font-weight-asian="normal" style:font-weight-complex="normal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76cm"/>
        </style:tab-stops>
      </style:paragraph-properties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fo:background-color="transparent"/>
    </style:style>
    <style:style style:name="T3" style:family="text">
      <style:text-properties fo:background-color="transparent"/>
    </style:style>
    <style:style style:name="T4" style:family="text">
      <style:text-properties style:text-underline-style="none"/>
    </style:style>
    <style:style style:name="T5" style:family="text">
      <style:text-properties style:font-name="Nimbus Roman No9 L1" fo:font-size="12pt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background-color="transparent" style:font-size-asian="12pt" style:font-size-complex="12pt"/>
    </style:style>
    <text:list-style style:name="L1">
      <text:list-level-style-bullet text:level="1" text:style-name="Bullet_20_Symbols" style:num-suffix="." text:bullet-char="●">
        <style:list-level-properties text:space-before="1.249cm" text:min-label-width="0.635cm"/>
        <style:text-properties style:font-name="StarSymbol"/>
      </text:list-level-style-bullet>
      <text:list-level-style-number text:level="2" style:num-suffix=")" style:num-format="a">
        <style:list-level-properties text:space-before="2.519cm" text:min-label-width="0.635cm"/>
      </text:list-level-style-number>
      <text:list-level-style-bullet text:level="3" text:style-name="Bullet_20_Symbols" style:num-suffix="." text:bullet-char="■">
        <style:list-level-properties text:space-before="3.789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059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329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7.599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869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139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1.409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679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8">Esclarecendo Diferenças entre, RNF, meta, Operacionalização, tópico e tipo</text:p>
      <text:p text:style-name="P4"/>
      <text:p text:style-name="P3"><text:tab/>Julga-se necessário fazer uma diferenciação entre os conceitos de RNF, meta, operacionalização, tópico e tipo no contexto de grafos de RNF para que se consiga mais fluência para prosseguir <text:span text:style-name="T4">com o</text:span> assunto. </text:p>
      <text:p text:style-name="P3"/>
      <text:p text:style-name="P3"><text:tab/>O primeiro ponto a ser esclarecido é o conceito de Requisito Não funcional. Os requisitos não funcionais representam as restrições ou atributos de qualidade para um <text:s/>software ou para o processo de desenvolvimento do software. Podemos citar segurança, precisão, usabilidade, performance, portabilidade, manutenibilidade como exemplos de classes ou sub-classes(“tipo”, de acordo com o framework RNF) dentro de uma taxonomia nas quais um determinado requisito não funcional poderia <text:s/>ser enquadrado. Dois exemplos de RNFs que se enquadram nas classificações portabilidade e performance, respectivamente, <text:s/>são citados a abaixo:</text:p>
      <text:p text:style-name="P3"/>
      <text:list text:style-name="L1">
        <text:list-item>
          <text:list>
            <text:list-item>
              <text:p text:style-name="P13">“O software deve ser compatível com os browsers IE (versão 5.0 ou superior) e firefox(1.0 ou superior)”;</text:p>
            </text:list-item>
            <text:list-item>
              <text:p text:style-name="P14"><text:span text:style-name="T5"><text:s/>“o software deve garantir que o tempo de retorno das consultas não seja maior que 5 segundos”;</text:span> <text:s/></text:p>
            </text:list-item>
          </text:list>
        </text:list-item>
      </text:list>
      <text:p text:style-name="P3"/>
      <text:p text:style-name="P3"><text:tab/>Alguns autores defendem que os requisitos devem ser apresentados seguindo uma qualificação ou quantificação (GILB apud RAMIRES, 2004). Pode ser observado que isso se verifica nos exemplos supracitados. O primeiro e o segundo exemplos (itens a e b) expressam, de forma não vaga ou não ambígua, qualidades que se deseja que o software tenha.</text:p>
      <text:p text:style-name="P3"><text:tab/>Um outro ponto, é que na representação de Chung os requisitos não funcionais são encapsulados na forma de <text:span text:style-name="T1">metas </text:span>a serem satisfeitas, o que da um aspecto incompleto. Isto contrasta com idéias de alguns autores como Gilb e Ramires que defendem a idéia que falsos requisitos devem ser evitados. Falsos requisitos, segundo (RAMIRES, 2004, p. 26) ”ocorrem quando uma especificação contém elementos desnecessários”. Ramires faz referência a Gilb que explana situações onde ocorrem os falsos requisitos: </text:p>
      <text:p text:style-name="P9"/>
      <text:p text:style-name="P12"><text:soft-page-break/><text:span text:style-name="T6">é comum encontrar requisitos como </text:span><text:span text:style-name="T8">custos reduzidos</text:span><text:span text:style-name="T6">, </text:span><text:span text:style-name="T8">promover a gestão de controle</text:span><text:span text:style-name="T6">, </text:span><text:span text:style-name="T8">elevada</text:span><text:span text:style-name="T6"> </text:span><text:span text:style-name="T8">usabilidade</text:span><text:span text:style-name="T7"> e </text:span><text:span text:style-name="T8">aumentar a satisfação do cliente</text:span><text:span text:style-name="T6">, onde: <text:s/>não existe uma clara definição dos objectivos que se pretendem; <text:s/>não existe recurso a um conjunto de termos de base que reduzam ambiguidades; não existe quantificação do nível de qualidade corrente nem do nível <text:s/>exigido de futuro (RAMIRES, 2004, p. 26).</text:span></text:p>
      <text:p text:style-name="P3"><text:s text:c="2"/></text:p>
      <text:p text:style-name="P3"><text:tab/>Na proposta de grafos de RNFs (CHUNG, 2000)(CYSNEIROS, 2001), <text:span text:style-name="T9">custos reduzidos, promover a gestão de controle, elevada usabilidade, e aumentar a satisfação do cliente </text:span><text:span text:style-name="T10">já seriam considerados necessários</text:span><text:span text:style-name="T9">. </text:span><text:span text:style-name="T10">Seriam classificados como metas a serem atingidas e seriam decompostas até se chegar às operacioanalizações. </text:span><text:span text:style-name="T11">“Uma operacionalização corresponde a ações ou atributos que claramente identifiquem o que é necessário para satisfazer a meta principal (CYSNEIROS, 2001, p. 37). Os exemplos dos itens a e b identificam claramente o que é necessário (ou parte do que é necessário) para atingir as metas de portabilidade e performance, logo, pode-se afirmar que são operacioanalizações.</text:span></text:p>
      <text:p text:style-name="P2"/>
      <text:p text:style-name="P2"><text:tab/>Outro conceito a esclarecer <text:s/>é sobre as formas ou critérios de decomposições <text:s/>para os <text:s/>RNFs no Framework RNF. São elas: a por tipos e a por tópicos. <text:s text:c="2"/>Cysneiros discorre <text:span text:style-name="T3">sobre as formas de decomposição de RNFs, conceitua a decomposição por tipos e por tópicos e da exemplos dessas decomposições. Na decomposição por tipo os métodos de decomposição existentes no framework são usados como fundamentos e guiam os engenheiros para as decomposições possíveis de uma determinada meta. “</text:span><text:span text:style-name="T12">No caso do RNF Segurança, por exemplo, integridade, confidencialidade e disponibilidade podem ser possíveis decomposições desta meta” (CYSNEIROS, 2001, p.37).</text:span></text:p>
      <text:p text:style-name="P11"/>
      <text:p text:style-name="P15"><text:tab/><text:span text:style-name="T11">Percebe-se que Segurança expressa acima funciona como uma classe dentro de uma taxonomia, tal como foi comentado anteriormente no início dessa seção, e que integridade, confidencialidade e disponibilidade podem ser percebidas como tipos de Segurança, de acordo com a terminologia utilizada por Chung (2000) e Cysneiros (2001). <text:s/></text:span></text:p>
      <text:p text:style-name="P5"><text:tab/>Outra forma de <text:s/>decomposição é a por tópicos: ”<text:span text:style-name="T11">A decomposição por tópicos trata da decomposição estrutural do problema. Por exemplo, no exemplo acima, o RNF Seguro aplicado a contas poderia ter sido decomposto em contas pessoa física e jurídica” (CYSNEIROS, 2001, p.38)</text:span><text:span text:style-name="T6">.</text:span></text:p>
      <text:p text:style-name="P11"/>
      <text:p text:style-name="P1"><text:soft-page-break/><text:span text:style-name="T3"><text:tab/>Assim, resumindo, pode-se ver que tópico (assim como tipo) é uma forma ou critério </text:span><text:span text:style-name="T3">de decomposição de RNF; meta é a forma de concepção para RNF que deve ser visto como um objetivo a ser alcançado; operacionalização é uma ação ou atributo, indica o que é necessário para atingir a meta principal ou parte dela (ou seja a sub-meta imediatamente superior à operacionalização em questão) e; RNF é uma restrição ou atributo de qualidade. </text:span></text:p>
      <text:p text:style-name="P6"><text:span text:style-name="T3"><text:tab/>Analisando as relações entre os conceitos verifica-se que quando atributos de</text:span> <text:span text:style-name="T3">qualidade são decompostos, seguindo o críterios de tópicos, chegamos a alternativas de solução (operacionalizações) que podem ou não impor uma restrição à satisfação de outras metas. Pode-se, então, identificar interdependências entre os RNFs. Estas interdependências são identificadas com maior facilidade quando se chega às operacionalizações. E podem ser do tipo positivas ou negativas. As positivas ajudam na satisfação das outras metas. As <text:s/>negativas <text:s/>impõem restrições ( uma restrição pode ser total ou parcial) na satisfações de outras metas. Tais metas <text:s/>têm origem nos seus respectivos atores do UDI. Portanto quando uma operacionalização tem interdependência negativa com metas cuja a origem é outro ator do UDI temos os conflitos de interesses, </text:span><text:span text:style-name="T2">ocasionando, assim, uma necessidade de negociação para a priorização das metas. </text:span></text:p>
      <text:p text:style-name="P7"/>
      <text:p text:style-name="P7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Roman No9 L1" svg:font-family="'Nimbus Roman No9 L', 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0-08-31T10:16:19</meta:creation-date>
    <dc:date>2011-01-11T22:22:55</dc:date>
    <meta:editing-cycles>198</meta:editing-cycles>
    <meta:editing-duration>P1DT0H20M2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15" meta:word-count="855" meta:character-count="5610"/>
  </office:meta>
</office:document-meta>
</file>